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8e797" officeooo:paragraph-rsid="0008e7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Фантазии</text:p>
      <text:p text:style-name="P1">1. Дирижабль-ледокол</text:p>
      <text:p text:style-name="P1">2. Воздушный замок</text:p>
      <text:p text:style-name="P1">3. Воздушный авианосец (при том, что не падает на землю даже при полном выгорании — нужно добираться до него с земли, пробираться в резервную рубку управления и отключать автономный генератор, запечатанный в бронированном контейнере)</text:p>
      <text:p text:style-name="P1">4. Подземное море с тропами, проложенными по потолку пещеры — крепящимися к потолку помостами с промежуточными кабинками-убежищами от слизней-хищников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0T20:04:01.868000000</meta:creation-date>
    <dc:date>2015-07-20T20:08:37.116000000</dc:date>
    <meta:editing-duration>P0D</meta:editing-duration>
    <meta:editing-cycles>1</meta:editing-cycles>
    <meta:document-statistic meta:table-count="0" meta:image-count="0" meta:object-count="0" meta:page-count="1" meta:paragraph-count="5" meta:word-count="57" meta:character-count="429" meta:non-whitespace-character-count="375"/>
    <meta:generator>LibreOffice/4.1.2.3$Windows_x86 LibreOffice_project/40b2d7fde7e8d2d7bc5a449dc65df4d08a7dd38</meta:generator>
  </office:meta>
</office:document-meta>
</file>